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rsid="0010cd17" officeooo:paragraph-rsid="0010cd17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Preformatted_20_Text" style:list-style-name="L8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🧭 <text:span text:style-name="Strong_20_Emphasis">Day 1 — Introduction to JavaScript &amp; Setup</text:span></text:h>
      <text:h text:style-name="Heading_20_3" text:outline-level="3">🎯 <text:span text:style-name="Strong_20_Emphasis">Goals</text:span></text:h>
      <text:list xml:id="list533792254" text:style-name="L1">
        <text:list-item>
          <text:p text:style-name="P3">Understand what JavaScript is</text:p>
        </text:list-item>
        <text:list-item>
          <text:p text:style-name="P3">Learn where JavaScript runs</text:p>
        </text:list-item>
        <text:list-item>
          <text:p text:style-name="P3">Set up your editor (VS Code)</text:p>
        </text:list-item>
        <text:list-item>
          <text:p text:style-name="P3">Use the browser console</text:p>
        </text:list-item>
        <text:list-item>
          <text:p text:style-name="P3">Write your first JavaScript program</text:p>
        </text:list-item>
      </text:list>
      <text:p text:style-name="Horizontal_20_Line"/>
      <text:h text:style-name="Heading_20_3" text:outline-level="3">💡 <text:span text:style-name="Strong_20_Emphasis">What is JavaScript?</text:span></text:h>
      <text:p text:style-name="Text_20_body">JavaScript is a <text:span text:style-name="Strong_20_Emphasis">high-level, interpreted programming language</text:span> used to make web pages <text:span text:style-name="Strong_20_Emphasis">interactive and dynamic</text:span>.</text:p>
      <text:p text:style-name="Text_20_body">🧠 <text:span text:style-name="Strong_20_Emphasis">In simple terms:</text:span></text:p>
      <text:list xml:id="list1468697580" text:style-name="L2">
        <text:list-item>
          <text:p text:style-name="P4"><text:span text:style-name="Strong_20_Emphasis">HTML</text:span> → defines the structure of a webpage</text:p>
        </text:list-item>
        <text:list-item>
          <text:p text:style-name="P4"><text:span text:style-name="Strong_20_Emphasis">CSS</text:span> → defines the style and design</text:p>
        </text:list-item>
        <text:list-item>
          <text:p text:style-name="P4"><text:span text:style-name="Strong_20_Emphasis">JavaScript</text:span> → adds logic, behavior, and interactivity</text:p>
        </text:list-item>
      </text:list>
      <text:p text:style-name="Text_20_body"><text:span text:style-name="Strong_20_Emphasis">Example Analogy:</text:span><text:line-break/>Think of a human body:</text:p>
      <text:list xml:id="list2862005577" text:style-name="L3">
        <text:list-item>
          <text:p text:style-name="P5">HTML is the skeleton</text:p>
        </text:list-item>
        <text:list-item>
          <text:p text:style-name="P5">CSS is the clothes and looks</text:p>
        </text:list-item>
        <text:list-item>
          <text:p text:style-name="P5">JavaScript is the soul that makes it move and respond</text:p>
        </text:list-item>
      </text:list>
      <text:p text:style-name="Text_20_body"/>
      <text:p text:style-name="Text_20_body"/>
      <text:p text:style-name="Text_20_body"/>
      <text:p text:style-name="P2">1995 – brendon eich <text:s text:c="3"/>js ….. </text:p>
      <text:p text:style-name="Horizontal_20_Line"/>
      <text:h text:style-name="Heading_20_3" text:outline-level="3">⚙️ <text:span text:style-name="Strong_20_Emphasis">Where Does JavaScript Run?</text:span></text:h>
      <text:p text:style-name="Text_20_body">JavaScript runs <text:span text:style-name="Strong_20_Emphasis">inside the browser</text:span> using a built-in <text:span text:style-name="Strong_20_Emphasis">JavaScript Engine</text:span>.<text:line-break/>Different browsers use different engines:</text:p>
      <text:list xml:id="list4183673745" text:style-name="L4">
        <text:list-item>
          <text:p text:style-name="P6"><text:soft-page-break/>Chrome → V8 Engine</text:p>
        </text:list-item>
        <text:list-item>
          <text:p text:style-name="P6">Firefox → SpiderMonkey</text:p>
        </text:list-item>
        <text:list-item>
          <text:p text:style-name="P6">Safari → JavaScriptCore</text:p>
        </text:list-item>
      </text:list>
      <text:p text:style-name="Text_20_body">It can also run <text:span text:style-name="Strong_20_Emphasis">outside the browser</text:span> using <text:span text:style-name="Strong_20_Emphasis">Node.js</text:span> (for backend development).</text:p>
      <text:p text:style-name="Horizontal_20_Line"/>
      <text:h text:style-name="Heading_20_3" text:outline-level="3">🧰 <text:span text:style-name="Strong_20_Emphasis">Setup – Tools You Need</text:span></text:h>
      <text:list xml:id="list1782763478" text:style-name="L5">
        <text:list-item>
          <text:p text:style-name="P7"><text:span text:style-name="Strong_20_Emphasis">VS Code</text:span> – for writing code</text:p>
        </text:list-item>
        <text:list-item>
          <text:p text:style-name="P7"><text:span text:style-name="Strong_20_Emphasis">Browser (like Chrome)</text:span> – for testing and running your code</text:p>
        </text:list-item>
      </text:list>
      <text:p text:style-name="Text_20_body"><text:span text:style-name="Strong_20_Emphasis">Steps to Set Up:</text:span></text:p>
      <text:list xml:id="list1827341213" text:style-name="L6">
        <text:list-item>
          <text:p text:style-name="P8">Install <text:span text:style-name="Strong_20_Emphasis">VS Code</text:span> from its official website</text:p>
        </text:list-item>
        <text:list-item>
          <text:p text:style-name="P8">Create a folder named <text:span text:style-name="Source_20_Text">javascript_basics</text:span></text:p>
        </text:list-item>
        <text:list-item>
          <text:p text:style-name="P8">Inside it, create a new file called <text:span text:style-name="Source_20_Text">index.html</text:span></text:p>
        </text:list-item>
      </text:list>
      <text:p text:style-name="Horizontal_20_Line"/>
      <text:h text:style-name="Heading_20_3" text:outline-level="3">🧾 <text:span text:style-name="Strong_20_Emphasis">Your First JavaScript Program</text:span></text:h>
      <text:p text:style-name="Preformatted_20_Text"><text:span text:style-name="Source_20_Text">&lt;!-- index.html --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script&gt;</text:span></text:p>
      <text:p text:style-name="Preformatted_20_Text"><text:span text:style-name="Source_20_Text"><text:s text:c="6"/>console.log("Hello, JavaScript!");</text:span></text:p>
      <text:p text:style-name="Preformatted_20_Text"><text:span text:style-name="Source_20_Text"><text:s text:c="6"/>alert("Welcome!");</text:span></text:p>
      <text:p text:style-name="Preformatted_20_Text"><text:span text:style-name="Source_20_Text"><text:s text:c="4"/>&lt;/script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p text:style-name="Horizontal_20_Line"/>
      <text:h text:style-name="Heading_20_3" text:outline-level="3">🔍 <text:span text:style-name="Strong_20_Emphasis">Explanation</text:span></text:h>
      <text:list xml:id="list2619367529" text:style-name="L7">
        <text:list-item>
          <text:p text:style-name="P9"><text:span text:style-name="Source_20_Text">&lt;script&gt;</text:span> tag: Used to write JavaScript code inside an HTML file.</text:p>
        </text:list-item>
        <text:list-item>
          <text:p text:style-name="P9"><text:span text:style-name="Source_20_Text">console.log("Hello, JavaScript!");</text:span> → prints text inside the browser’s <text:span text:style-name="Strong_20_Emphasis">developer console</text:span>.</text:p>
        </text:list-item>
        <text:list-item>
          <text:p text:style-name="P9"><text:span text:style-name="Source_20_Text">alert("Welcome!");</text:span> → displays a popup message on the webpage.</text:p>
        </text:list-item>
      </text:list>
      <text:p text:style-name="Horizontal_20_Line"/>
      <text:h text:style-name="Heading_20_3" text:outline-level="3">🧪 <text:span text:style-name="Strong_20_Emphasis">Try It Yourself</text:span></text:h>
      <text:list xml:id="list1291473656" text:style-name="L8">
        <text:list-item>
          <text:p text:style-name="P10">Save the file and open it in your browser.</text:p>
        </text:list-item>
        <text:list-item>
          <text:p text:style-name="P10"><text:soft-page-break/>You’ll see an alert box saying “Welcome!”.</text:p>
        </text:list-item>
        <text:list-item>
          <text:p text:style-name="P10">Click OK, then open <text:span text:style-name="Strong_20_Emphasis">DevTools</text:span> → go to the <text:span text:style-name="Strong_20_Emphasis">Console</text:span> tab.</text:p>
        </text:list-item>
        <text:list-item>
          <text:p text:style-name="P10">You’ll see:</text:p>
          <text:p text:style-name="P12"><text:span text:style-name="Source_20_Text">Hello, JavaScript!</text:span></text:p>
        </text:list-item>
      </text:list>
      <text:p text:style-name="Horizontal_20_Line"/>
      <text:h text:style-name="Heading_20_3" text:outline-level="3">🧰 <text:span text:style-name="Strong_20_Emphasis">What is console.log()?</text:span></text:h>
      <text:p text:style-name="Text_20_body"><text:span text:style-name="Source_20_Text">console.log()</text:span> is a method used to print messages or values inside the browser’s developer console.<text:line-break/>It helps developers <text:span text:style-name="Strong_20_Emphasis">debug</text:span> and <text:span text:style-name="Strong_20_Emphasis">check outputs</text:span> while coding.</text:p>
      <text:p text:style-name="Horizontal_20_Line"/>
      <text:h text:style-name="Heading_20_3" text:outline-level="3">🧩 <text:span text:style-name="Strong_20_Emphasis">Exercise</text:span></text:h>
      <text:p text:style-name="Text_20_body">Open your browser console and type:</text:p>
      <text:p text:style-name="P1"><text:span text:style-name="Source_20_Text">console.log("Hi from console");</text:span></text:p>
      <text:p text:style-name="Text_20_body">You should see the message printed in the console.</text:p>
      <text:p text:style-name="Horizontal_20_Line"/>
      <text:h text:style-name="Heading_20_3" text:outline-level="3">❓ <text:span text:style-name="Strong_20_Emphasis">Quiz Question</text:span></text:h>
      <text:p text:style-name="Text_20_body"><text:span text:style-name="Strong_20_Emphasis">Q:</text:span> What does <text:span text:style-name="Source_20_Text">document</text:span> represent in JavaScript?<text:line-break/><text:span text:style-name="Strong_20_Emphasis">A:</text:span> The <text:span text:style-name="Source_20_Text">document</text:span> object represents the entire web page loaded in the browser. It allows JavaScript to access and modify HTML elements dynamically.</text:p>
      <text:p text:style-name="Horizontal_20_Line"/>
      <text:h text:style-name="Heading_20_3" text:outline-level="3">📚 <text:span text:style-name="Strong_20_Emphasis">Summary</text:span></text:h>
      <text:list xml:id="list807193393" text:style-name="L9">
        <text:list-item>
          <text:p text:style-name="P11">JavaScript makes web pages dynamic and interactive.</text:p>
        </text:list-item>
        <text:list-item>
          <text:p text:style-name="P11">It runs in the browser using JavaScript engines like V8 or SpiderMonkey.</text:p>
        </text:list-item>
        <text:list-item>
          <text:p text:style-name="P11">We use the <text:span text:style-name="Source_20_Text">&lt;script&gt;</text:span> tag to add JS code inside HTML.</text:p>
        </text:list-item>
        <text:list-item>
          <text:p text:style-name="P11"><text:span text:style-name="Source_20_Text">console.log()</text:span> prints output to the console.</text:p>
        </text:list-item>
        <text:list-item>
          <text:p text:style-name="P11"><text:span text:style-name="Source_20_Text">alert()</text:span> displays popup messages.</text:p>
        </text:list-item>
        <text:list-item>
          <text:p text:style-name="P11">The <text:span text:style-name="Source_20_Text">document</text:span> object represents the webpage itself.</text:p>
        </text:list-item>
      </text:list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2T13:41:20.481000000</meta:creation-date>
    <dc:date>2025-11-13T12:40:54.457000000</dc:date>
    <meta:editing-duration>PT1H37M49S</meta:editing-duration>
    <meta:editing-cycles>3</meta:editing-cycles>
    <meta:generator>Neat_Office/6.2.8.2$Windows_x86 LibreOffice_project/</meta:generator>
    <meta:document-statistic meta:table-count="0" meta:image-count="0" meta:object-count="0" meta:page-count="3" meta:paragraph-count="67" meta:word-count="444" meta:character-count="2620" meta:non-whitespace-character-count="2243"/>
  </office:meta>
</office:document-meta>
</file>